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ABOR OF JOHN THE BAPTIST (3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LABOR OF JOHN THE BAPTIST (3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message of John (3:1-14, 19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message of John (3:1-14, 19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When he preaches (3:1-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en he preaches (3:1-2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iberius Caesar is ruler over the Roman Empire (3:1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Pilate is governor over Judea (3:1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rod Antipas is governor over Galilee (3:10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Annas and Caiaphas are the high priests (3:2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message of John (3:1-14, 19-20)<text:s text:c="1"/></text:span><text:span text:style-name="a483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When he preaches (3:1-2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What he preaches (3:3-6):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o whom he preaches (3:7-11, 13-14, 19-20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To whom he preaches (3:7-11, 13-14, 19-20)<text:s text:c="1"/></text:span><text:span text:style-name="a501" text:class-names=""/></text:p>
          </draw:text-box>
          <svg:title/>
          <svg:desc/>
        </draw:frame>
        <draw:frame draw:id="id94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Jewish religious leaders and lay people (3:7-11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ax collectors (3:13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Soldiers (3:14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King Herod Antipas and Queen Herodias (3:19-2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message of John (3:1-14, 19-20)<text:s text:c="1"/></text:span><text:span text:style-name="a522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When he preaches (3:1-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What he preaches (3:3-6):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o whom he preaches (3:7-11, 13-14, 19-20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THE LABOR OF JOHN THE BAPTIST (3:1-22)<text:s text:c="1"/></text:span><text:span text:style-name="a540" text:class-names=""/></text:p>
          </draw:text-box>
          <svg:title/>
          <svg:desc/>
        </draw:frame>
        <draw:frame draw:id="id98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message of John (3:1-14, 19-20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misunderstanding about John (3:15-18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misunderstanding about John (3:15-18)<text:s text:c="1"/></text:span><text:span text:style-name="a555" text:class-names=""/></text:p>
          </draw:text-box>
          <svg:title/>
          <svg:desc/>
        </draw:frame>
        <draw:frame draw:id="id100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confusion (3:1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clarification (3:16-1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0" draw:style-name="a568" draw:master-page-name="Master1-Layout12-tx-Title-and-Text" presentation:presentation-page-layout-name="Master1-PPL12" draw:id="Slide-265">
        <draw:frame draw:id="id101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THE LABOR OF JOHN THE BAPTIST (3:1-22)<text:s text:c="1"/></text:span><text:span text:style-name="a570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 message of John (3:1-14, 19-20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misunderstanding about John (3:15-18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ministry of John (3:3, 21-22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ministry of John (3:3, 21-22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e baptizes the converts of Israel (3:3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e baptizes the Christ of Israel (3:21-22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LABOR OF JOHN THE BAPTIST (3:1-22)<text:s text:c="1"/></text:span><text:span text:style-name="a603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message of John (3:1-14, 19-2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misunderstanding about John (3:15-18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ministry of John (3:3, 21-22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LUKE 3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LABOR OF JOHN THE BAPTIST (3:1-22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LINE OF JESUS THE MESSIAH (3:23-38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LINE OF JESUS THE MESSIAH (3:23-38)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From Jesus, the legal son of Joseph, to Nathan, the biological son of David (3:23-31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From Obed, the son of Boaz, to Adam, the son of God (3:32-38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LUKE 3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THE LABOR OF JOHN THE BAPTIST (3:1-22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LINE OF JESUS THE MESSIAH (3:23-38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3</dc:title>
    <meta:initial-creator>David STRICKLAND</meta:initial-creator>
    <dc:creator>David STRICKLAND</dc:creator>
    <meta:creation-date>2020-02-23T23:15:15Z</meta:creation-date>
    <dc:date>2020-02-23T23:15:16Z</dc:date>
    <meta:template xlink:href="BibleStudy" xlink:type="simple"/>
    <meta:editing-cycles>1</meta:editing-cycles>
    <meta:editing-duration>PT0S</meta:editing-duration>
    <meta:document-statistic meta:paragraph-count="50" meta:word-count="452"/>
  </office:meta>
</office:document-meta>
</file>